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1pt" style:font-size-asian="11pt" style:font-size-complex="11pt"/>
    </style:style>
    <style:style style:name="P4" style:family="paragraph" style:parent-style-name="Standard" style:list-style-name="L1">
      <style:text-properties style:font-name="Liberation Serif" fo:font-size="11pt" style:font-size-asian="11pt" style:font-size-complex="11pt"/>
    </style:style>
    <style:style style:name="P5" style:family="paragraph" style:parent-style-name="Standard" style:list-style-name="L2">
      <style:text-properties style:font-name="Liberation Serif" fo:font-size="11pt" style:font-size-asian="11pt" style:font-size-complex="11pt"/>
    </style:style>
    <style:style style:name="P6" style:family="paragraph" style:parent-style-name="Standard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Liberation Serif" fo:font-size="11pt" fo:language="ru" fo:country="RU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10" style:family="paragraph" style:parent-style-name="Standard" style:list-style-name="L1">
      <style:text-properties style:font-name="Liberation Serif" fo:font-size="11pt" fo:language="ru" fo:country="RU" style:font-size-asian="11pt" style:font-size-complex="11pt"/>
    </style:style>
    <style:style style:name="P11" style:family="paragraph" style:parent-style-name="Standard" style:list-style-name="L2">
      <style:text-properties style:font-name="Liberation Serif" fo:font-size="11pt" fo:language="ru" fo:country="RU" style:font-size-asian="11pt" style:font-size-complex="11pt"/>
    </style:style>
    <style:style style:name="P12" style:family="paragraph" style:parent-style-name="Standard" style:list-style-name="L2">
      <style:text-properties style:font-name="Liberation Serif" fo:font-size="11pt" fo:language="ru" fo:country="RU" style:text-underline-style="solid" style:text-underline-width="auto" style:text-underline-color="font-color" style:font-size-asian="11pt" style:font-size-complex="11pt"/>
    </style:style>
    <style:style style:name="P13" style:family="paragraph" style:parent-style-name="Standard" style:list-style-name="L1">
      <style:text-properties style:font-name="Liberation Serif" fo:font-size="11pt" fo:language="en" fo:country="US" style:font-size-asian="11pt" style:font-size-complex="11pt"/>
    </style:style>
    <style:style style:name="P14" style:family="paragraph" style:parent-style-name="Standard" style:list-style-name="L2">
      <style:text-properties style:font-name="Liberation Serif" fo:font-size="11pt" style:text-underline-style="solid" style:text-underline-width="auto" style:text-underline-color="font-color" style:font-size-asian="11pt" style:font-size-complex="11pt"/>
    </style:style>
    <style:style style:name="P15" style:family="paragraph" style:parent-style-name="Standard" style:list-style-name="L1">
      <style:text-properties style:font-name="Liberation Serif" fo:font-weight="bold" style:font-weight-asian="bold" style:font-weight-complex="bold"/>
    </style:style>
    <style:style style:name="P16" style:family="paragraph" style:parent-style-name="Standard" style:list-style-name="L2">
      <style:text-properties style:font-name="Liberation Serif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="Courier New"/>
    </style:style>
    <style:style style:name="T4" style:family="text">
      <style:text-properties style:font-name="Courier New" fo:language="ru" fo:country="RU"/>
    </style:style>
    <style:style style:name="T5" style:family="text">
      <style:text-properties style:font-name="Courier New" fo:font-size="7pt" fo:language="ru" fo:country="RU" style:font-size-asian="7pt" style:font-size-complex="7pt"/>
    </style:style>
    <style:style style:name="T6" style:family="text">
      <style:text-properties style:font-name="Courier New"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style:font-name="Courier New" fo:font-size="11pt" fo:language="ru" fo:country="RU" style:text-underline-style="solid" style:text-underline-width="auto" style:text-underline-color="font-color" style:font-size-asian="11pt" style:font-size-complex="11pt"/>
    </style:style>
    <style:style style:name="T8" style:family="text">
      <style:text-properties fo:language="ru" fo:country="RU"/>
    </style:style>
    <style:style style:name="T9" style:family="text">
      <style:text-properties fo:font-size="7pt" fo:language="en" fo:country="US" style:font-size-asian="7pt" style:font-size-complex="7pt"/>
    </style:style>
    <style:style style:name="T10" style:family="text">
      <style:text-properties fo:font-size="7pt" fo:language="ru" fo:country="RU" style:font-size-asian="7pt" style:font-size-complex="7pt"/>
    </style:style>
    <style:style style:name="T1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2" style:family="text">
      <style:text-properties fo:font-size="11pt" fo:language="ru" fo:country="RU" style:text-underline-style="solid" style:text-underline-width="auto" style:text-underline-color="font-color" style:font-size-asian="11pt" style:font-size-complex="11pt"/>
    </style:style>
    <style:style style:name="T13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78cm" fo:min-width="0.884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0.462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0.603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78cm" fo:min-width="1.542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0.497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1.214cm" fo:min-width="0.997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78cm" fo:min-width="1.445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61cm" fo:min-width="2.798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22cm" fo:min-width="3.581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илет 12</text:p>
      <text:p text:style-name="P2">Кислоты. Классификация. Получение кислот.</text:p>
      <text:p text:style-name="P1"/>
      <text:p text:style-name="P3"><text:span text:style-name="T1">Кислоты</text:span> — сложные вещества, состоящие из атомов Н и кислотного остатка.</text:p>
      <text:p text:style-name="P3"><text:span text:style-name="T1">Кислоты</text:span> — электролиты, при диссоциации которых образуются катионы Н и анионы кислотного остатка.</text:p>
      <text:p text:style-name="P6"><draw:frame text:anchor-type="paragraph" draw:z-index="34" draw:style-name="gr8" draw:text-style-name="P18" svg:width="2.227cm" svg:height="1.029cm" svg:x="10.418cm" svg:y="0.432cm"><draw:text-box><text:p text:style-name="P17"><text:span text:style-name="T13">НNO</text:span><text:span text:style-name="T15">3</text:span></text:p></draw:text-box></draw:frame>Графические (Структурные) формулы кислот</text:p>
      <text:p text:style-name="P3"><draw:frame text:anchor-type="paragraph" draw:z-index="1" draw:style-name="gr1" draw:text-style-name="P18" svg:width="1.602cm" svg:height="1.029cm" svg:x="0.363cm" svg:y="0.005cm"><draw:text-box><text:p text:style-name="P17"><text:span text:style-name="T13">НСl</text:span></text:p></draw:text-box></draw:frame><draw:frame text:anchor-type="paragraph" draw:z-index="15" draw:style-name="gr4" draw:text-style-name="P18" svg:width="2.426cm" svg:height="1.029cm" svg:x="4.08cm" svg:y="0.005cm"><draw:text-box><text:p text:style-name="P17"><text:span text:style-name="T13">Н</text:span><text:span text:style-name="T15">2</text:span><text:span text:style-name="T13">SO</text:span><text:span text:style-name="T15">4</text:span></text:p></draw:text-box></draw:frame></text:p>
      <text:p text:style-name="P3"><draw:frame text:anchor-type="paragraph" draw:z-index="43" draw:style-name="gr5" draw:text-style-name="P19" svg:width="0.999cm" svg:height="0.983cm" svg:x="12.956cm" svg:y="0.473cm"><draw:text-box><text:p text:style-name="P17"><text:span text:style-name="T14">O</text:span></text:p></draw:text-box></draw:frame></text:p>
      <text:p text:style-name="P3"><draw:frame text:anchor-type="paragraph" draw:z-index="16" draw:style-name="gr2" draw:text-style-name="P19" svg:width="0.964cm" svg:height="0.983cm" svg:x="2.87cm" svg:y="0.083cm"><draw:text-box><text:p text:style-name="P17"><text:span text:style-name="T14">H</text:span></text:p></draw:text-box></draw:frame><draw:frame text:anchor-type="paragraph" draw:z-index="18" draw:style-name="gr5" draw:text-style-name="P19" svg:width="0.999cm" svg:height="0.983cm" svg:x="4.329cm" svg:y="0.083cm"><draw:text-box><text:p text:style-name="P17"><text:span text:style-name="T14">O</text:span></text:p></draw:text-box></draw:frame><draw:frame text:anchor-type="paragraph" draw:z-index="21" draw:style-name="gr5" draw:text-style-name="P19" svg:width="0.999cm" svg:height="0.983cm" svg:x="7.329cm" svg:y="0.083cm"><draw:text-box><text:p text:style-name="P17"><text:span text:style-name="T14">O</text:span></text:p></draw:text-box></draw:frame><draw:frame text:anchor-type="paragraph" draw:z-index="35" draw:style-name="gr2" draw:text-style-name="P19" svg:width="0.964cm" svg:height="0.983cm" svg:x="2.87cm" svg:y="0.083cm"><draw:text-box><text:p text:style-name="P17"><text:span text:style-name="T14">H</text:span></text:p></draw:text-box></draw:frame><draw:frame text:anchor-type="paragraph" draw:z-index="36" draw:style-name="gr5" draw:text-style-name="P19" svg:width="0.999cm" svg:height="0.983cm" svg:x="4.329cm" svg:y="0.083cm"><draw:text-box><text:p text:style-name="P17"><text:span text:style-name="T14">O</text:span></text:p></draw:text-box></draw:frame><draw:line text:anchor-type="paragraph" draw:z-index="44" draw:style-name="gr7" draw:text-style-name="P20" svg:x1="12.456cm" svg:y1="0.956cm" svg:x2="12.956cm" svg:y2="0.456cm"><text:p/></draw:line></text:p>
      <text:p text:style-name="P3"><draw:frame text:anchor-type="paragraph" draw:z-index="22" draw:style-name="gr6" draw:text-style-name="P19" svg:width="0.999cm" svg:height="1.465cm" svg:x="5.943cm" svg:y="0.427cm"><draw:text-box><text:p text:style-name="P17"><text:span text:style-name="T14">S</text:span></text:p></draw:text-box></draw:frame><draw:line text:anchor-type="paragraph" draw:z-index="24" draw:style-name="gr7" draw:text-style-name="P20" svg:x1="3.829cm" svg:y1="0.066cm" svg:x2="4.329cm" svg:y2="0.066cm"><text:p/></draw:line><draw:line text:anchor-type="paragraph" draw:z-index="26" draw:style-name="gr7" draw:text-style-name="P20" svg:x1="5.329cm" svg:y1="0.066cm" svg:x2="5.829cm" svg:y2="0.566cm"><text:p/></draw:line><draw:line text:anchor-type="paragraph" draw:z-index="28" draw:style-name="gr7" draw:text-style-name="P20" svg:x1="5.329cm" svg:y1="0.066cm" svg:x2="5.829cm" svg:y2="0.566cm"><text:p/></draw:line><draw:line text:anchor-type="paragraph" draw:z-index="30" draw:style-name="gr7" draw:text-style-name="P20" svg:x1="6.829cm" svg:y1="0.566cm" svg:x2="7.329cm" svg:y2="0.066cm"><text:p/></draw:line><draw:line text:anchor-type="paragraph" draw:z-index="31" draw:style-name="gr7" draw:text-style-name="P20" svg:x1="6.829cm" svg:y1="0.566cm" svg:x2="7.329cm" svg:y2="0.066cm"><text:p/></draw:line><draw:line text:anchor-type="paragraph" draw:z-index="33" draw:style-name="gr7" draw:text-style-name="P20" svg:x1="6.912cm" svg:y1="0.733cm" svg:x2="7.412cm" svg:y2="0.233cm"><text:p/></draw:line><draw:line text:anchor-type="paragraph" draw:z-index="37" draw:style-name="gr7" draw:text-style-name="P20" svg:x1="3.829cm" svg:y1="0.067cm" svg:x2="4.329cm" svg:y2="0.067cm"><text:p/></draw:line><draw:frame text:anchor-type="paragraph" draw:z-index="38" draw:style-name="gr2" draw:text-style-name="P19" svg:width="0.964cm" svg:height="0.983cm" svg:x="8.5cm" svg:y="0.012cm"><draw:text-box><text:p text:style-name="P17"><text:span text:style-name="T14">H</text:span></text:p></draw:text-box></draw:frame><draw:frame text:anchor-type="paragraph" draw:z-index="39" draw:style-name="gr5" draw:text-style-name="P19" svg:width="0.999cm" svg:height="0.983cm" svg:x="9.959cm" svg:y="0.012cm"><draw:text-box><text:p text:style-name="P17"><text:span text:style-name="T14">O</text:span></text:p></draw:text-box></draw:frame><draw:line text:anchor-type="paragraph" draw:z-index="40" draw:style-name="gr7" draw:text-style-name="P20" svg:x1="9.459cm" svg:y1="0.476cm" svg:x2="9.959cm" svg:y2="0.476cm"><text:p/></draw:line><draw:frame text:anchor-type="paragraph" draw:z-index="41" draw:style-name="gr2" draw:text-style-name="P19" svg:width="0.964cm" svg:height="0.983cm" svg:x="11.358cm" svg:y="0.012cm"><draw:text-box><text:p text:style-name="P17"><text:span text:style-name="T14">N</text:span></text:p></draw:text-box></draw:frame><draw:line text:anchor-type="paragraph" draw:z-index="46" draw:style-name="gr7" draw:text-style-name="P20" svg:x1="12.539cm" svg:y1="0.643cm" svg:x2="13.039cm" svg:y2="0.143cm"><text:p/></draw:line></text:p>
      <text:p text:style-name="P3"><draw:frame text:anchor-type="paragraph" draw:z-index="2" draw:style-name="gr2" draw:text-style-name="P19" svg:width="0.964cm" svg:height="0.983cm" svg:x="-0.268cm" svg:y="0.086cm"><draw:text-box><text:p text:style-name="P17"><text:span text:style-name="T14">H</text:span></text:p></draw:text-box></draw:frame><draw:frame text:anchor-type="paragraph" draw:z-index="14" draw:style-name="gr3" draw:text-style-name="P19" svg:width="1.105cm" svg:height="0.983cm" svg:x="1.528cm" svg:y="0.086cm"><draw:text-box><text:p text:style-name="P17"><text:span text:style-name="T14">Cl</text:span></text:p></draw:text-box></draw:frame><draw:line text:anchor-type="paragraph" draw:z-index="32" draw:style-name="gr7" draw:text-style-name="P20" svg:x1="6.94cm" svg:y1="0.475cm" svg:x2="7.44cm" svg:y2="0.975cm"><text:p/></draw:line><draw:line text:anchor-type="paragraph" draw:z-index="45" draw:style-name="gr7" draw:text-style-name="P20" svg:x1="12.567cm" svg:y1="0.385cm" svg:x2="13.067cm" svg:y2="0.885cm"><text:p/></draw:line><draw:line text:anchor-type="paragraph" draw:z-index="47" draw:style-name="gr7" draw:text-style-name="P20" svg:x1="10.956cm" svg:y1="0.033cm" svg:x2="11.456cm" svg:y2="0.033cm"><text:p/></draw:line></text:p>
      <text:p text:style-name="P8"><draw:frame text:anchor-type="paragraph" draw:z-index="17" draw:style-name="gr2" draw:text-style-name="P19" svg:width="0.964cm" svg:height="0.983cm" svg:x="2.87cm" svg:y="0.106cm"><draw:text-box><text:p text:style-name="P17"><text:span text:style-name="T14">H</text:span></text:p></draw:text-box></draw:frame><draw:frame text:anchor-type="paragraph" draw:z-index="19" draw:style-name="gr5" draw:text-style-name="P19" svg:width="0.999cm" svg:height="0.983cm" svg:x="4.332cm" svg:y="0.106cm"><draw:text-box><text:p text:style-name="P17"><text:span text:style-name="T14">O</text:span></text:p></draw:text-box></draw:frame><draw:frame text:anchor-type="paragraph" draw:z-index="20" draw:style-name="gr5" draw:text-style-name="P19" svg:width="0.999cm" svg:height="0.983cm" svg:x="7.332cm" svg:y="0.106cm"><draw:text-box><text:p text:style-name="P17"><text:span text:style-name="T14">O</text:span></text:p></draw:text-box></draw:frame><draw:line text:anchor-type="paragraph" draw:z-index="23" draw:style-name="gr7" draw:text-style-name="P20" svg:x1="0.695cm" svg:y1="0.106cm" svg:x2="1.491cm" svg:y2="0.106cm"><text:p/></draw:line><draw:line text:anchor-type="paragraph" draw:z-index="25" draw:style-name="gr7" draw:text-style-name="P20" svg:x1="3.829cm" svg:y1="0.127cm" svg:x2="4.329cm" svg:y2="0.127cm"><text:p/></draw:line><draw:line text:anchor-type="paragraph" draw:z-index="27" draw:style-name="gr7" draw:text-style-name="P20" svg:x1="6.829cm" svg:y1="0.106cm" svg:x2="7.329cm" svg:y2="0.606cm"><text:p/></draw:line><draw:line text:anchor-type="paragraph" draw:z-index="29" draw:style-name="gr7" draw:text-style-name="P20" svg:x1="5.329cm" svg:y1="0.606cm" svg:x2="5.829cm" svg:y2="0.106cm"><text:p/></draw:line><draw:frame text:anchor-type="paragraph" draw:z-index="42" draw:style-name="gr5" draw:text-style-name="P19" svg:width="0.999cm" svg:height="0.983cm" svg:x="12.959cm" svg:y="0.016cm"><draw:text-box><text:p text:style-name="P17"><text:span text:style-name="T14">O</text:span></text:p></draw:text-box></draw:frame><draw:frame text:anchor-type="paragraph" draw:z-index="48" draw:style-name="gr9" draw:text-style-name="P21" svg:width="3.299cm" svg:height="1.213cm" svg:x="9.677cm" svg:y="0.074cm"><draw:text-box><text:p text:style-name="P17"><text:span text:style-name="T16">Валентност</text:span><text:span text:style-name="T16">ь</text:span></text:p><text:p text:style-name="P17"><text:span text:style-name="T16">N — max IV</text:span></text:p></draw:text-box></draw:frame></text:p>
      <text:p text:style-name="P8"/>
      <text:p text:style-name="P8"/>
      <text:p text:style-name="P8">Классификация кислот</text:p>
      <text:list xml:id="list3560481389" text:style-name="L1">
        <text:list-item>
          <text:p text:style-name="P7">По наличию кислорода в кислотном остатке </text:p>
          <text:list>
            <text:list-item>
              <text:p text:style-name="P4">Кислородосодержащие <draw:frame draw:style-name="fr1" draw:name="Объект13" text:anchor-type="as-char" svg:width="4.277cm" svg:height="0.529cm" draw:z-index="50"><draw:object xlink:href="./Object 13" xlink:type="simple" xlink:show="embed" xlink:actuate="onLoad"/><draw:image xlink:href="./ObjectReplacements/Object 13" xlink:type="simple" xlink:show="embed" xlink:actuate="onLoad"/></draw:frame></text:p>
            </text:list-item>
            <text:list-item>
              <text:p text:style-name="P4">Бескислородные<draw:frame draw:style-name="fr1" draw:name="Объект14" text:anchor-type="as-char" svg:width="2.732cm" svg:height="0.529cm" draw:z-index="51"><draw:object xlink:href="./Object 14" xlink:type="simple" xlink:show="embed" xlink:actuate="onLoad"/><draw:image xlink:href="./ObjectReplacements/Object 14" xlink:type="simple" xlink:show="embed" xlink:actuate="onLoad"/></draw:frame></text:p>
            </text:list-item>
          </text:list>
        </text:list-item>
        <text:list-item>
          <text:p text:style-name="P15">По основности</text:p>
          <text:list>
            <text:list-item>
              <text:p text:style-name="P4">Одноосновные <text:span text:style-name="T2"><draw:frame draw:style-name="fr1" draw:name="Объект16" text:anchor-type="as-char" svg:width="0.937cm" svg:height="0.467cm" draw:z-index="52"><draw:object xlink:href="./Object 16" xlink:type="simple" xlink:show="embed" xlink:actuate="onLoad"/><draw:image xlink:href="./ObjectReplacements/Object 16" xlink:type="simple" xlink:show="embed" xlink:actuate="onLoad"/></draw:frame></text:span></text:p>
            </text:list-item>
            <text:list-item>
              <text:p text:style-name="P4"><draw:g text:anchor-type="paragraph" draw:z-index="49" draw:style-name="gr10"><draw:line draw:style-name="gr11" draw:text-style-name="P20" svg:x1="7.556cm" svg:y1="0.314cm" svg:x2="7.556cm" svg:y2="1.471cm"><text:p/></draw:line><draw:line draw:style-name="gr11" draw:text-style-name="P20" svg:x1="7.056cm" svg:y1="1.664cm" svg:x2="7.556cm" svg:y2="1.471cm"><text:p/></draw:line><draw:line draw:style-name="gr11" draw:text-style-name="P20" svg:x1="7.056cm" svg:y1="0.123cm" svg:x2="7.556cm" svg:y2="0.316cm"><text:p/></draw:line><draw:line draw:style-name="gr11" draw:text-style-name="P20" svg:x1="7.556cm" svg:y1="0.7cm" svg:x2="8.056cm" svg:y2="0.893cm"><text:p/></draw:line><draw:line draw:style-name="gr11" draw:text-style-name="P20" svg:x1="7.556cm" svg:y1="1.087cm" svg:x2="8.056cm" svg:y2="0.894cm"><text:p/></draw:line><draw:frame draw:style-name="gr12" draw:text-style-name="P22" svg:width="4.082cm" svg:height="0.773cm" svg:x="8.478cm" svg:y="0.702cm"><draw:text-box><text:p text:style-name="P17"><text:span text:style-name="T17">Многооснов</text:span><text:span text:style-name="T17">ные</text:span></text:p></draw:text-box></draw:frame></draw:g>Двухосновные <text:span text:style-name="T9"><draw:frame draw:style-name="fr1" draw:name="Объект17" text:anchor-type="as-char" svg:width="1.462cm" svg:height="0.529cm" draw:z-index="53"><draw:object xlink:href="./Object 17" xlink:type="simple" xlink:show="embed" xlink:actuate="onLoad"/><draw:image xlink:href="./ObjectReplacements/Object 17" xlink:type="simple" xlink:show="embed" xlink:actuate="onLoad"/></draw:frame></text:span><text:span text:style-name="T2"><text:s text:c="4"/></text:span></text:p>
            </text:list-item>
            <text:list-item>
              <text:p text:style-name="P4">Трехосновные <text:span text:style-name="T9"><draw:frame draw:style-name="fr1" draw:name="Объект18" text:anchor-type="as-char" svg:width="1.515cm" svg:height="0.529cm" draw:z-index="54"><draw:object xlink:href="./Object 18" xlink:type="simple" xlink:show="embed" xlink:actuate="onLoad"/><draw:image xlink:href="./ObjectReplacements/Object 18" xlink:type="simple" xlink:show="embed" xlink:actuate="onLoad"/></draw:frame></text:span></text:p>
            </text:list-item>
            <text:list-item>
              <text:p text:style-name="P13">...</text:p>
              <text:p text:style-name="P13"/>
            </text:list-item>
          </text:list>
        </text:list-item>
        <text:list-item>
          <text:p text:style-name="P15">По силе</text:p>
          <text:list>
            <text:list-item>
              <text:p text:style-name="P10">Сильные <draw:frame draw:style-name="fr1" draw:name="Объект15" text:anchor-type="as-char" svg:width="5.486cm" svg:height="0.529cm" draw:z-index="55"><draw:object xlink:href="./Object 15" xlink:type="simple" xlink:show="embed" xlink:actuate="onLoad"/><draw:image xlink:href="./ObjectReplacements/Object 15" xlink:type="simple" xlink:show="embed" xlink:actuate="onLoad"/></draw:frame></text:p>
            </text:list-item>
            <text:list-item>
              <text:p text:style-name="P4"><text:span text:style-name="T8">Средние </text:span><text:span text:style-name="T8"><draw:frame draw:style-name="fr1" draw:name="Объект1" text:anchor-type="as-char" svg:width="2.741cm" svg:height="0.53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p>
            </text:list-item>
            <text:list-item>
              <text:p text:style-name="P13"><text:span text:style-name="T8">Слабые </text:span><text:span text:style-name="T8"><draw:frame draw:style-name="fr1" draw:name="Объект2" text:anchor-type="as-char" svg:width="6.766cm" svg:height="0.53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  </text:list-item>
          </text:list>
        </text:list-item>
        <text:list-item>
          <text:p text:style-name="P15">По устойчивости</text:p>
          <text:list>
            <text:list-item>
              <text:p text:style-name="P10">Устойчивые <draw:frame draw:style-name="fr1" draw:name="Объект3" text:anchor-type="as-char" svg:width="3.958cm" svg:height="0.53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ext:list-item>
            <text:list-item>
              <text:p text:style-name="P10">Неустойчивые<draw:frame draw:style-name="fr1" draw:name="Объект4" text:anchor-type="as-char" svg:width="4.576cm" svg:height="0.53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ext:list-item>
          </text:list>
        </text:list-item>
        <text:list-item>
          <text:p text:style-name="P7">По растворимости в воде</text:p>
          <text:list>
            <text:list-item>
              <text:p text:style-name="P10">Нерастворимые - <draw:frame draw:style-name="fr1" draw:name="Объект5" text:anchor-type="as-char" svg:width="1.639cm" svg:height="0.53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ext:list-item>
            <text:list-item>
              <text:p text:style-name="P10">Растворимые — остальные</text:p>
            </text:list-item>
          </text:list>
        </text:list-item>
        <text:list-item>
          <text:p text:style-name="P15">По агрегатному состоянию</text:p>
          <text:list>
            <text:list-item>
              <text:p text:style-name="P10">Твердые <draw:frame draw:style-name="fr1" draw:name="Объект6" text:anchor-type="as-char" svg:width="3.171cm" svg:height="0.53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ext:list-item>
            <text:list-item>
              <text:p text:style-name="P10">Газы <draw:frame draw:style-name="fr1" draw:name="Объект7" text:anchor-type="as-char" svg:width="5.629cm" svg:height="0.52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ext:list-item>
            <text:list-item>
              <text:p text:style-name="P10">Жидкие — остальные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Получение кислот</text:p>
      <text:p text:style-name="P9"/>
      <text:list xml:id="list1992175216" text:style-name="L2">
        <text:list-item>
          <text:p text:style-name="P16"><text:span text:style-name="T11">Кислотный оксид + </text:span><text:span text:style-name="T12">вода</text:span> </text:p>
          <text:p text:style-name="P11"><draw:frame draw:style-name="fr1" draw:name="Объект8" text:anchor-type="as-char" svg:width="8.481cm" svg:height="4.34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</text:list-item>
      </text:list>
      <text:p text:style-name="P9"/>
      <text:list xml:id="list201554100471652" text:continue-numbering="true" text:style-name="L2">
        <text:list-item>
          <text:p text:style-name="P14"><text:span text:style-name="T8">НеМе + Н</text:span><text:span text:style-name="T10">2</text:span></text:p>
          <text:p text:style-name="P11"><draw:frame draw:style-name="fr1" draw:name="Объект9" text:anchor-type="as-char" svg:width="3.104cm" svg:height="1.08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</text:list-item>
        <text:list-item>
          <text:p text:style-name="P12">Соль + кислота</text:p>
          <text:p text:style-name="P11">Реакция обмена идет до конца, если образуется более слабый электролит (осадок, газ или вода) — предпочтительнее газ </text:p>
          <text:p text:style-name="P11">(если соль не растворима в воде, то при газе +)</text:p>
          <text:p text:style-name="P5"><text:span text:style-name="T8">Максимальной вытеснительной силой обладает </text:span><text:span text:style-name="T8"><draw:frame draw:style-name="fr1" draw:name="Объект10" text:anchor-type="as-char" svg:width="1.462cm" svg:height="0.529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  </text:list-item>
      </text:list>
      <text:p text:style-name="P9"><text:tab/><draw:frame draw:style-name="fr1" draw:name="Объект11" text:anchor-type="as-char" svg:width="6.973cm" svg:height="1.422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9"><text:tab/>По этой реакции легко получаются все неустойчивые кислоты</text:p>
      <text:p text:style-name="P9"><text:tab/><draw:frame draw:style-name="fr1" draw:name="Объект12" text:anchor-type="as-char" svg:width="7.084cm" svg:height="1.42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5:54:15.61</meta:creation-date>
    <dc:date>2018-12-18T20:15:21.256439618</dc:date>
    <meta:editing-duration>PT6H8M43S</meta:editing-duration>
    <meta:editing-cycles>4</meta:editing-cycles>
    <meta:generator>LibreOffice/6.0.6.2$Linux_X86_64 LibreOffice_project/00m0$Build-2</meta:generator>
    <meta:document-statistic meta:table-count="0" meta:image-count="0" meta:object-count="18" meta:page-count="2" meta:paragraph-count="41" meta:word-count="148" meta:character-count="963" meta:non-whitespace-character-count="850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 mathvariant="italic">CaCO</mi>
                <mn>3</mn>
              </msub>
              <mo stretchy="false">+</mo>
              <munder accentunder="true">
                <mrow>
                  <mn>2</mn>
                  <mi>H</mi>
                  <msub>
                    <mover>
                      <mi mathvariant="italic">Cl</mi>
                      <mo stretchy="false">↓</mo>
                    </mover>
                    <mi/>
                  </msub>
                </mrow>
                <mo>̲
        </mo>
              </munder>
            </mrow>
            <mo stretchy="false">→</mo>
            <mrow>
              <munder accentunder="true">
                <mrow>
                  <mi mathvariant="italic">Ca</mi>
                  <msub>
                    <mover>
                      <mi mathvariant="italic">Cl</mi>
                      <mo stretchy="false">↓</mo>
                    </mover>
                    <mn>2</mn>
                  </msub>
                </mrow>
                <mo>̲
        </mo>
              </munder>
              <mo stretchy="false">+</mo>
              <msub>
                <mi mathvariant="italic">CO</mi>
                <mn>2</mn>
              </msub>
            </mrow>
            <mrow>
              <mo stretchy="false">↑</mo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sub>
                <mi mathvariant="italic">CaCO</mi>
                <mn>3</mn>
              </msub>
              <mo stretchy="false">+</mo>
              <mn>2</mn>
            </mrow>
            <msup>
              <mi>H</mi>
              <mrow>
                <mi/>
                <mo stretchy="false">+</mo>
                <mi/>
              </mrow>
            </msup>
            <mo stretchy="false">→</mo>
            <mrow>
              <msup>
                <mi mathvariant="italic">Ca</mi>
                <mrow>
                  <mn>2</mn>
                  <mo stretchy="false">−</mo>
                  <mi/>
                </mrow>
              </msup>
              <mo stretchy="false">+</mo>
              <msub>
                <mi mathvariant="italic">CO</mi>
                <mn>2</mn>
              </msub>
            </mrow>
            <mrow>
              <mo stretchy="false">↑</mo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CaCO_3 +underline {2 H Cl csup{ downarrow }_`}  rightarrow underline {Ca Cl csup{downarrow }  _2}  +CO_2 uparrow  +H_2 O NEWLINE
CaCO_3 +2 H^{`+`} rightarrow Ca^{2-`} +CO_2 uparrow + H_2 O</annotation>
  </semantics>
</math>
</file>

<file path=Object 10/content.xml><?xml version="1.0" encoding="utf-8"?>
<math xmlns="http://www.w3.org/1998/Math/MathML">
  <semantics>
    <mtable>
      <mtr>
        <mtd>
          <mrow>
            <mrow>
              <msub>
                <mi>H</mi>
                <mn>2</mn>
              </msub>
              <mo stretchy="false">+</mo>
              <msub>
                <mi mathvariant="italic">Cl</mi>
                <mn>2</mn>
              </msub>
            </mrow>
            <mo stretchy="false">→</mo>
            <mn>2</mn>
            <mi mathvariant="italic">HCl</mi>
          </mrow>
        </mtd>
      </mtr>
      <mtr>
        <mtd>
          <mrow>
            <mrow>
              <msub>
                <mi>H</mi>
                <mn>2</mn>
              </msub>
              <mo stretchy="false">+</mo>
              <mi>S</mi>
            </mrow>
            <mo stretchy="false">→</mo>
            <msub>
              <mi>H</mi>
              <mn>2</mn>
            </msub>
            <mi>S</mi>
          </mrow>
        </mtd>
      </mtr>
    </mtable>
    <annotation encoding="StarMath 5.0">H_2 +Cl_2 rightarrow 2 HCl NEWLINE
H_2 +S rightarrow H_2 S</annotation>
  </semantics>
</math>
</file>

<file path=Object 11/content.xml><?xml version="1.0" encoding="utf-8"?>
<math xmlns="http://www.w3.org/1998/Math/MathML">
  <semantics>
    <mrow>
      <msub>
        <mi>Н</mi>
        <mn>2</mn>
      </msub>
      <msub>
        <mi mathvariant="italic">SO</mi>
        <mn>4</mn>
      </msub>
    </mrow>
    <annotation encoding="StarMath 5.0">Н_2 SO_4</annotation>
  </semantics>
</math>
</file>

<file path=Object 12/content.xml><?xml version="1.0" encoding="utf-8"?>
<math xmlns="http://www.w3.org/1998/Math/MathML">
  <semantics>
    <mtable>
      <mtr>
        <mtd>
          <mrow>
            <mrow>
              <munder accentunder="true">
                <mrow>
                  <msub>
                    <mover>
                      <mi mathvariant="italic">Na</mi>
                      <mo stretchy="false">↓</mo>
                    </mover>
                    <mn>2</mn>
                  </msub>
                  <msub>
                    <mi mathvariant="italic">SiO</mi>
                    <mn>3</mn>
                  </msub>
                </mrow>
                <mo>̲
        </mo>
              </munder>
              <mo stretchy="false">+</mo>
              <munder accentunder="true">
                <mrow>
                  <mn>2</mn>
                  <mi>H</mi>
                  <msub>
                    <mover>
                      <mi mathvariant="italic">Cl</mi>
                      <mo stretchy="false">↓</mo>
                    </mover>
                    <mi/>
                  </msub>
                </mrow>
                <mo>̲
        </mo>
              </munder>
            </mrow>
            <mo stretchy="false">→</mo>
            <msub>
              <mi>H</mi>
              <mn>2</mn>
            </msub>
            <msub>
              <mi mathvariant="italic">SiO</mi>
              <mn>3</mn>
            </msub>
            <mrow>
              <mo stretchy="false">↓</mo>
              <mo stretchy="false">+</mo>
              <munder accentunder="true">
                <mrow>
                  <mn>2</mn>
                  <mover>
                    <mi mathvariant="italic">Na</mi>
                    <mo stretchy="false">↓</mo>
                  </mover>
                  <msub>
                    <mi mathvariant="italic">Cl</mi>
                    <mi/>
                  </msub>
                </mrow>
                <mo>̲
        </mo>
              </munder>
            </mrow>
          </mrow>
        </mtd>
      </mtr>
      <mtr>
        <mtd>
          <mrow>
            <mi mathvariant="italic">Si</mi>
            <mrow>
              <msubsup>
                <mi>O</mi>
                <mn>3</mn>
                <mrow>
                  <mn>2</mn>
                  <mo stretchy="false">−</mo>
                  <mi/>
                </mrow>
              </msubsup>
              <mo stretchy="false">+</mo>
              <msup>
                <mn>2H</mn>
                <mrow>
                  <mo stretchy="false">+</mo>
                  <mi/>
                </mrow>
              </msup>
            </mrow>
            <mo stretchy="false">→</mo>
            <msub>
              <mi>H</mi>
              <mn>2</mn>
            </msub>
            <mi mathvariant="italic">Si</mi>
            <msub>
              <mi>O</mi>
              <mn>3</mn>
            </msub>
            <mo stretchy="false">↓</mo>
          </mrow>
        </mtd>
      </mtr>
    </mtable>
    <annotation encoding="StarMath 5.0">underline {Na csup{downarrow } _2  SiO_3 } + underline{ 2 H Cl csup{downarrow } _`} rightarrow H_2 SiO_3 downarrow +underline {2 Na csup{downarrow }  Cl_`} NEWLINE
Si O_3 ^{2-`}+ 2H^{+`} rightarrow H_2 Si O_3 downarrow 
 </annotation>
  </semantics>
</math>
</file>

<file path=Object 13/content.xml><?xml version="1.0" encoding="utf-8"?>
<math xmlns="http://www.w3.org/1998/Math/MathML">
  <semantics>
    <mrow>
      <msub>
        <mi>H</mi>
        <mn>2</mn>
      </msub>
      <msub>
        <mi mathvariant="italic">SO</mi>
        <mn>4</mn>
      </msub>
      <mi>,</mi>
      <msub>
        <mi mathvariant="italic">HNO</mi>
        <mn>3</mn>
      </msub>
      <mi>,</mi>
      <msub>
        <mi>H</mi>
        <mn>2</mn>
      </msub>
      <msub>
        <mi mathvariant="italic">CO</mi>
        <mn>3</mn>
      </msub>
    </mrow>
    <annotation encoding="StarMath 5.0">H_2 SO_4 , HNO_3 , H_2 CO_3</annotation>
  </semantics>
</math>
</file>

<file path=Object 14/content.xml><?xml version="1.0" encoding="utf-8"?>
<math xmlns="http://www.w3.org/1998/Math/MathML">
  <semantics>
    <mrow>
      <mi mathvariant="italic">HCl</mi>
      <mi>,</mi>
      <mi mathvariant="italic">HI</mi>
      <mi>,</mi>
      <msub>
        <mi>H</mi>
        <mn>2</mn>
      </msub>
      <mi>S</mi>
    </mrow>
    <annotation encoding="StarMath 5.0">HCl,HI,H_2 S</annotation>
  </semantics>
</math>
</file>

<file path=Object 15/content.xml><?xml version="1.0" encoding="utf-8"?>
<math xmlns="http://www.w3.org/1998/Math/MathML">
  <semantics>
    <mrow>
      <mi mathvariant="italic">HCl</mi>
      <mi>,</mi>
      <mi mathvariant="italic">HI</mi>
      <mi>,</mi>
      <mi mathvariant="italic">HBr</mi>
      <mi>,</mi>
      <msub>
        <mi>H</mi>
        <mn>2</mn>
      </msub>
      <msub>
        <mi mathvariant="italic">SO</mi>
        <mn>4</mn>
      </msub>
      <mi>,</mi>
      <msub>
        <mi mathvariant="italic">HNO</mi>
        <mn>3</mn>
      </msub>
    </mrow>
    <annotation encoding="StarMath 5.0">HCl, HI, HBr, H_2 SO_4 ,HNO_3</annotation>
  </semantics>
</math>
</file>

<file path=Object 16/content.xml><?xml version="1.0" encoding="utf-8"?>
<math xmlns="http://www.w3.org/1998/Math/MathML">
  <semantics>
    <mi mathvariant="italic">HCl</mi>
    <annotation encoding="StarMath 5.0">HCl</annotation>
  </semantics>
</math>
</file>

<file path=Object 17/content.xml><?xml version="1.0" encoding="utf-8"?>
<math xmlns="http://www.w3.org/1998/Math/MathML">
  <semantics>
    <mrow>
      <msub>
        <mi>H</mi>
        <mn>2</mn>
      </msub>
      <msub>
        <mi mathvariant="italic">SO</mi>
        <mn>4</mn>
      </msub>
    </mrow>
    <annotation encoding="StarMath 5.0">H_2 SO_4</annotation>
  </semantics>
</math>
</file>

<file path=Object 18/content.xml><?xml version="1.0" encoding="utf-8"?>
<math xmlns="http://www.w3.org/1998/Math/MathML">
  <semantics>
    <mrow>
      <msub>
        <mi>H</mi>
        <mn>3</mn>
      </msub>
      <msub>
        <mi mathvariant="italic">PO</mi>
        <mn>4</mn>
      </msub>
    </mrow>
    <annotation encoding="StarMath 5.0">H_3 PO_4</annotation>
  </semantics>
</math>
</file>

<file path=Object 2/content.xml><?xml version="1.0" encoding="utf-8"?>
<math xmlns="http://www.w3.org/1998/Math/MathML">
  <semantics>
    <mrow>
      <msub>
        <mi>H</mi>
        <mn>3</mn>
      </msub>
      <msub>
        <mi mathvariant="italic">PO</mi>
        <mn>4</mn>
      </msub>
      <mi>,</mi>
      <mi mathvariant="italic">HF</mi>
      <mn>...</mn>
    </mrow>
    <annotation encoding="StarMath 5.0">H_3 PO_4 , HF ...</annotation>
  </semantics>
</math>
</file>

<file path=Object 3/content.xml><?xml version="1.0" encoding="utf-8"?>
<math xmlns="http://www.w3.org/1998/Math/MathML">
  <semantics>
    <mrow>
      <mi mathvariant="italic">органические</mi>
      <mi>,</mi>
      <msub>
        <mi>H</mi>
        <mn>2</mn>
      </msub>
      <msub>
        <mi mathvariant="italic">SO</mi>
        <mn>3</mn>
      </msub>
      <mi>,</mi>
      <msub>
        <mi>H</mi>
        <mn>2</mn>
      </msub>
      <mi mathvariant="italic">Si</mi>
      <msub>
        <mi>O</mi>
        <mn>3</mn>
      </msub>
      <mi>,</mi>
      <msub>
        <mi>H</mi>
        <mn>2</mn>
      </msub>
      <mi>S</mi>
    </mrow>
    <annotation encoding="StarMath 5.0">органические, H_2 SO_3 , H_2 Si O_3 ,H_2 S</annotation>
  </semantics>
</math>
</file>

<file path=Object 4/content.xml><?xml version="1.0" encoding="utf-8"?>
<math xmlns="http://www.w3.org/1998/Math/MathML">
  <semantics>
    <mrow>
      <msub>
        <mi>H</mi>
        <mn>2</mn>
      </msub>
      <msub>
        <mi mathvariant="italic">SO</mi>
        <mn>4</mn>
      </msub>
      <mi>,</mi>
      <msub>
        <mi>H</mi>
        <mn>3</mn>
      </msub>
      <msub>
        <mi mathvariant="italic">PO</mi>
        <mn>4</mn>
      </msub>
      <mi>,</mi>
      <mi mathvariant="italic">HCl</mi>
    </mrow>
    <annotation encoding="StarMath 5.0">H_2 SO_4 , H_3 PO_4 , HCl</annotation>
  </semantics>
</math>
</file>

<file path=Object 5/content.xml><?xml version="1.0" encoding="utf-8"?>
<math xmlns="http://www.w3.org/1998/Math/MathML">
  <semantics>
    <mrow>
      <msub>
        <mi>H</mi>
        <mn>2</mn>
      </msub>
      <msub>
        <mi mathvariant="italic">CO</mi>
        <mn>3</mn>
      </msub>
      <mi>,</mi>
      <msub>
        <mi>H</mi>
        <mn>2</mn>
      </msub>
      <msub>
        <mi mathvariant="italic">SiO</mi>
        <mn>3</mn>
      </msub>
      <mi>,</mi>
      <msub>
        <mi>H</mi>
        <mn>2</mn>
      </msub>
      <msub>
        <mi mathvariant="italic">SO</mi>
        <mn>3</mn>
      </msub>
    </mrow>
    <annotation encoding="StarMath 5.0">H_2 CO_3 , H_2 SiO_3 , H_2 SO_3 </annotation>
  </semantics>
</math>
</file>

<file path=Object 6/content.xml><?xml version="1.0" encoding="utf-8"?>
<math xmlns="http://www.w3.org/1998/Math/MathML">
  <semantics>
    <mrow>
      <msub>
        <mi>H</mi>
        <mn>2</mn>
      </msub>
      <mi mathvariant="italic">Si</mi>
      <msub>
        <mi>O</mi>
        <mn>3</mn>
      </msub>
    </mrow>
    <annotation encoding="StarMath 5.0">H_2 Si O_3</annotation>
  </semantics>
</math>
</file>

<file path=Object 7/content.xml><?xml version="1.0" encoding="utf-8"?>
<math xmlns="http://www.w3.org/1998/Math/MathML">
  <semantics>
    <mrow>
      <msub>
        <mi>H</mi>
        <mn>2</mn>
      </msub>
      <mi mathvariant="italic">Si</mi>
      <msub>
        <mi>O</mi>
        <mn>3</mn>
      </msub>
      <mi>,</mi>
      <msub>
        <mi>H</mi>
        <mn>3</mn>
      </msub>
      <msub>
        <mi mathvariant="italic">PO</mi>
        <mn>4</mn>
      </msub>
    </mrow>
    <annotation encoding="StarMath 5.0">H_2 Si O_3 , H_3 PO_4</annotation>
  </semantics>
</math>
</file>

<file path=Object 8/content.xml><?xml version="1.0" encoding="utf-8"?>
<math xmlns="http://www.w3.org/1998/Math/MathML">
  <semantics>
    <mrow>
      <msub>
        <mi>H</mi>
        <mn>2</mn>
      </msub>
      <mi>S</mi>
      <mi>,</mi>
      <mi mathvariant="italic">HCl</mi>
      <mi>,</mi>
      <mi mathvariant="italic">HI</mi>
      <mi>,</mi>
      <mrow>
        <mi mathvariant="italic">HBr</mi>
        <mo stretchy="false">−</mo>
        <mi mathvariant="italic">без</mi>
      </mrow>
      <msub>
        <mi>H</mi>
        <mn>2</mn>
      </msub>
      <mi>O</mi>
    </mrow>
    <annotation encoding="StarMath 5.0">H_2 S , HCl,HI,HBr - без H_2 O</annotation>
  </semantics>
</math>
</file>

<file path=Object 9/content.xml><?xml version="1.0" encoding="utf-8"?>
<math xmlns="http://www.w3.org/1998/Math/MathML">
  <semantics>
    <mtable>
      <mtr>
        <mtd>
          <mrow>
            <msub>
              <mi mathvariant="italic">SiO</mi>
              <mn>2</mn>
            </msub>
            <mi mathvariant="italic">не</mi>
            <mi mathvariant="italic">реагирует</mi>
            <mi>с</mi>
            <mi mathvariant="italic">водой</mi>
          </mrow>
        </mtd>
      </mtr>
      <mtr>
        <mtd>
          <mrow>
            <mrow>
              <msub>
                <mi mathvariant="italic">SO</mi>
                <mn>3</mn>
              </msub>
              <mo stretchy="false">+</mo>
              <msub>
                <mi>H</mi>
                <mn>2</mn>
              </msub>
            </mrow>
            <mi>O</mi>
            <mo stretchy="false">→</mo>
            <msub>
              <mi>H</mi>
              <mn>2</mn>
            </msub>
            <msub>
              <mi mathvariant="italic">SO</mi>
              <mn>4</mn>
            </msub>
          </mrow>
        </mtd>
      </mtr>
      <mtr>
        <mtd>
          <mrow>
            <msub>
              <mi>N</mi>
              <mn>2</mn>
            </msub>
            <mrow>
              <msub>
                <mi>O</mi>
                <mn>5</mn>
              </msub>
              <mo stretchy="false">+</mo>
              <msub>
                <mi>H</mi>
                <mn>2</mn>
              </msub>
            </mrow>
            <mi>O</mi>
            <mo stretchy="false">→</mo>
            <mn>2</mn>
            <msub>
              <mi mathvariant="italic">HNO</mi>
              <mn>3</mn>
            </msub>
          </mrow>
        </mtd>
      </mtr>
      <mtr>
        <mtd>
          <mrow>
            <msub>
              <mi>N</mi>
              <mn>2</mn>
            </msub>
            <mrow>
              <msub>
                <mi>O</mi>
                <mn>3</mn>
              </msub>
              <mo stretchy="false">+</mo>
              <msub>
                <mi>H</mi>
                <mn>2</mn>
              </msub>
            </mrow>
            <mi>O</mi>
            <mo stretchy="false">→</mo>
            <mn>2</mn>
            <msub>
              <mi mathvariant="italic">HNO</mi>
              <mn>2</mn>
            </msub>
          </mrow>
        </mtd>
      </mtr>
      <mtr>
        <mtd>
          <mrow>
            <msub>
              <mi mathvariant="italic">Mg</mi>
              <mn>2</mn>
            </msub>
            <mrow>
              <msub>
                <mi>O</mi>
                <mn>7</mn>
              </msub>
              <mo stretchy="false">+</mo>
              <msub>
                <mi>H</mi>
                <mn>2</mn>
              </msub>
            </mrow>
            <mi>O</mi>
            <mo stretchy="false">→</mo>
            <msub>
              <mi mathvariant="italic">HMgO</mi>
              <mn>4</mn>
            </msub>
          </mrow>
        </mtd>
      </mtr>
      <mtr>
        <mtd/>
      </mtr>
      <mtr>
        <mtd>
          <mrow>
            <mi>!</mi>
            <mi>!</mi>
            <mi>!</mi>
            <msup>
              <mi>N</mi>
              <mrow>
                <mo stretchy="false">+</mo>
                <mn>4</mn>
              </mrow>
            </msup>
            <mrow>
              <msub>
                <mi>O</mi>
                <mn>2</mn>
              </msub>
              <mo stretchy="false">+</mo>
              <msub>
                <mi>H</mi>
                <mn>2</mn>
              </msub>
            </mrow>
            <mi>O</mi>
            <mo stretchy="false">→</mo>
            <msup>
              <mi mathvariant="italic">HN</mi>
              <mrow>
                <mo stretchy="false">+</mo>
                <mn>5</mn>
              </mrow>
            </msup>
            <mrow>
              <msub>
                <mi>O</mi>
                <mn>3</mn>
              </msub>
              <mo stretchy="false">+</mo>
              <msup>
                <mi mathvariant="italic">HN</mi>
                <mrow>
                  <mo stretchy="false">+</mo>
                  <mn>3</mn>
                </mrow>
              </msup>
            </mrow>
            <msub>
              <mi>O</mi>
              <mn>2</mn>
            </msub>
          </mrow>
        </mtd>
      </mtr>
      <mtr>
        <mtd>
          <mrow>
            <mrow>
              <mo stretchy="false">+</mo>
              <mn>4</mn>
            </mrow>
            <mi mathvariant="italic">не</mi>
            <mi mathvariant="italic">характерный</mi>
            <mrow>
              <mo stretchy="false">(</mo>
              <mrow>
                <mrow>
                  <mrow>
                    <mi mathvariant="italic">характерные</mi>
                    <mo stretchy="false">+</mo>
                    <mn>1,</mn>
                  </mrow>
                  <mo stretchy="false">+</mo>
                  <mn>3,</mn>
                </mrow>
                <mo stretchy="false">+</mo>
                <mn>5</mn>
              </mrow>
              <mo stretchy="false">)</mo>
            </mrow>
          </mrow>
        </mtd>
      </mtr>
    </mtable>
    <annotation encoding="StarMath 5.0">SiO_2 не реагирует с водой NEWLINE
SO_3 +H_2 O rightarrow H_2 SO_4 NEWLINE
N_2 O_5 + H_2 O rightarrow 2 HNO_3 NEWLINE
N_2 O_3 + H_2 O rightarrow 2 HNO_2 NEWLINE
Mg_2 O_7 + H_2 O rightarrow HMgO_4 NEWLINE
NEWLINE 
!!! N^{+4}O_2 +H_2 O rightarrow HN^{+5}O_3 +HN^{+3}O_2 NEWLINE
+4 не характерный ( характерные +1, +3, +5)</annotation>
  </semantics>
</math>
</file>